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4767" officeooo:paragraph-rsid="00174767"/>
    </style:style>
    <style:style style:name="P2" style:family="paragraph" style:parent-style-name="Standard">
      <style:text-properties fo:font-weight="bold" officeooo:rsid="00174767" officeooo:paragraph-rsid="00174767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andos CLI packet tracer</text:p>
      <text:p text:style-name="P1"/>
      <text:p text:style-name="P2">Cambiar nombre</text:p>
      <text:p text:style-name="P1"/>
      <text:p text:style-name="P1">enable</text:p>
      <text:p text:style-name="P1">configure terminal</text:p>
      <text:p text:style-name="P1">hostname (insertar nombre)</text:p>
      <text:p text:style-name="P1"/>
      <text:p text:style-name="P2">Poner contraseña</text:p>
      <text:p text:style-name="P1"/>
      <text:p text:style-name="P1">enable</text:p>
      <text:p text:style-name="P1">configure terminal</text:p>
      <text:p text:style-name="P1">enable password prueba1234</text:p>
      <text:p text:style-name="P1">enable secret prueba12345</text:p>
      <text:p text:style-name="P1">exit</text:p>
      <text:p text:style-name="P1"/>
      <text:p text:style-name="P2">Poner contraseña a la consola</text:p>
      <text:p text:style-name="P2"><text:span text:style-name="T1"/></text:p>
      <text:p text:style-name="P2"><text:span text:style-name="T1">enable</text:span></text:p>
      <text:p text:style-name="P2"><text:span text:style-name="T1">configure terminal</text:span></text:p>
      <text:p text:style-name="P2"><text:span text:style-name="T1">line console 0</text:span></text:p>
      <text:p text:style-name="P2"><text:span text:style-name="T1">password prueba123456</text:span></text:p>
      <text:p text:style-name="P2"><text:span text:style-name="T1">line vty 0 15</text:span></text:p>
      <text:p text:style-name="P2"><text:span text:style-name="T1">password prueba123456</text:span></text:p>
      <text:p text:style-name="P2"><text:span text:style-name="T1">login</text:span></text:p>
      <text:p text:style-name="P2"><text:span text:style-name="T1">end</text:span></text:p>
      <text:p text:style-name="P2"><text:span text:style-name="T1"/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19:17:39.838626363</meta:creation-date>
    <dc:date>2024-02-05T19:36:45.681295908</dc:date>
    <meta:editing-duration>PT19M11S</meta:editing-duration>
    <meta:editing-cycles>1</meta:editing-cycles>
    <meta:document-statistic meta:table-count="0" meta:image-count="0" meta:object-count="0" meta:page-count="1" meta:paragraph-count="20" meta:word-count="45" meta:character-count="316" meta:non-whitespace-character-count="291"/>
    <meta:generator>LibreOffice/7.4.7.2$Linux_X86_64 LibreOffice_project/40$Build-2</meta:generator>
  </office:meta>
</office:document-meta>
</file>